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96cm" fo:margin-left="0.951cm" fo:margin-top="0cm" fo:margin-bottom="0cm" table:align="left" style:writing-mode="lr-tb"/>
    </style:style>
    <style:style style:name="Таблица1.A" style:family="table-column">
      <style:table-column-properties style:column-width="1.027cm"/>
    </style:style>
    <style:style style:name="Таблица1.B" style:family="table-column">
      <style:table-column-properties style:column-width="6.343cm"/>
    </style:style>
    <style:style style:name="Таблица1.C" style:family="table-column">
      <style:table-column-properties style:column-width="4.567cm"/>
    </style:style>
    <style:style style:name="Таблица1.D" style:family="table-column">
      <style:table-column-properties style:column-width="2.662cm"/>
    </style:style>
    <style:style style:name="Таблица1.E" style:family="table-column">
      <style:table-column-properties style:column-width="3.498cm"/>
    </style:style>
    <style:style style:name="Таблица1.1" style:family="table-row">
      <style:table-row-properties style:min-row-height="3.219cm" fo:keep-together="auto"/>
    </style:style>
    <style:style style:name="Таблица1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а1.2" style:family="table-row">
      <style:table-row-properties style:min-row-height="2.23cm" fo:keep-together="auto"/>
    </style:style>
    <style:style style:name="Таблица1.4" style:family="table-row">
      <style:table-row-properties style:min-row-height="1.603cm" fo:keep-together="auto"/>
    </style:style>
    <style:style style:name="Таблица1.5" style:family="table-row">
      <style:table-row-properties style:min-row-height="1.277cm" fo:keep-together="auto"/>
    </style:style>
    <style:style style:name="Таблица1.6" style:family="table-row">
      <style:table-row-properties style:min-row-height="2.275cm" fo:keep-together="auto"/>
    </style:style>
    <style:style style:name="Таблица1.7" style:family="table-row">
      <style:table-row-properties style:min-row-height="1.6cm" fo:keep-together="auto"/>
    </style:style>
    <style:style style:name="Таблица1.8" style:family="table-row">
      <style:table-row-properties style:min-row-height="1.655cm" fo:keep-together="auto"/>
    </style:style>
    <style:style style:name="Таблица1.9" style:family="table-row">
      <style:table-row-properties style:min-row-height="2.925cm" fo:keep-together="auto"/>
    </style:style>
    <style:style style:name="Таблица1.10" style:family="table-row">
      <style:table-row-properties style:min-row-height="2.48cm" fo:keep-together="auto"/>
    </style:style>
    <style:style style:name="Таблица1.11" style:family="table-row">
      <style:table-row-properties style:min-row-height="1.658cm" fo:keep-together="auto"/>
    </style:style>
    <style:style style:name="Таблица1.12" style:family="table-row">
      <style:table-row-properties style:min-row-height="1.713cm" fo:keep-together="auto"/>
    </style:style>
    <style:style style:name="Таблица1.13" style:family="table-row">
      <style:table-row-properties style:min-row-height="2.081cm" fo:keep-together="auto"/>
    </style:style>
    <style:style style:name="Таблица1.14" style:family="table-row">
      <style:table-row-properties style:min-row-height="1.903cm" fo:keep-together="auto"/>
    </style:style>
    <style:style style:name="Таблица1.15" style:family="table-row">
      <style:table-row-properties style:min-row-height="2.568cm" fo:keep-together="auto"/>
    </style:style>
    <style:style style:name="Таблица1.16" style:family="table-row">
      <style:table-row-properties style:min-row-height="2.574cm" fo:keep-together="auto"/>
    </style:style>
    <style:style style:name="Таблица1.19" style:family="table-row">
      <style:table-row-properties style:min-row-height="4.597cm" fo:keep-together="auto"/>
    </style:style>
    <style:style style:name="Таблица2" style:family="table">
      <style:table-properties style:width="18.09cm" fo:margin-left="0.199cm" fo:margin-top="0cm" fo:margin-bottom="0cm" table:align="left" style:writing-mode="lr-tb"/>
    </style:style>
    <style:style style:name="Таблица2.A" style:family="table-column">
      <style:table-column-properties style:column-width="9.054cm"/>
    </style:style>
    <style:style style:name="Таблица2.B" style:family="table-column">
      <style:table-column-properties style:column-width="9.035cm"/>
    </style:style>
    <style:style style:name="Таблица2.1" style:family="table-row">
      <style:table-row-properties style:min-row-height="1.111cm" fo:keep-together="auto"/>
    </style:style>
    <style:style style:name="Таблица2.A1" style:family="table-cell">
      <style:table-cell-properties fo:padding="0cm" fo:border="none" style:writing-mode="lr-tb"/>
    </style:style>
    <style:style style:name="P1" style:family="paragraph" style:parent-style-name="Table_20_Paragraph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font-weight="bold" style:font-size-asian="12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le_20_Paragraph">
      <style:paragraph-properties fo:margin-top="0.005cm" fo:margin-bottom="0cm" style:contextual-spacing="false" fo:text-align="start" style:justify-single-word="false" fo:orphans="0" fo:widows="0" fo:hyphenation-ladder-count="no-limit"/>
      <style:text-properties fo:font-size="15pt" fo:font-weight="bold" style:font-size-asian="15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able_20_Paragraph">
      <style:paragraph-properties fo:margin-left="0.24cm" fo:margin-right="0.182cm" fo:margin-top="0.002cm" fo:margin-bottom="0cm" style:contextual-spacing="false" fo:line-height="115%" fo:text-align="start" style:justify-single-word="false" fo:orphans="0" fo:widows="0" fo:hyphenation-ladder-count="no-limit" fo:text-indent="0.079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le_20_Paragraph">
      <style:paragraph-properties fo:margin-left="1.281cm" fo:margin-right="1.005cm" fo:margin-top="0.002cm" fo:margin-bottom="0cm" style:contextual-spacing="false" fo:line-height="115%" fo:text-align="start" style:justify-single-word="false" fo:orphans="0" fo:widows="0" fo:hyphenation-ladder-count="no-limit" fo:text-indent="-0.233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Paragraph">
      <style:paragraph-properties fo:margin-left="0.224cm" fo:margin-right="0.183cm" fo:margin-top="0.002cm" fo:margin-bottom="0cm" style:contextual-spacing="false" fo:line-height="115%" fo:text-align="start" style:justify-single-word="false" fo:orphans="0" fo:widows="0" fo:hyphenation-ladder-count="no-limit" fo:text-indent="0.529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le_20_Paragraph">
      <style:paragraph-properties fo:margin-left="0.189cm" fo:margin-right="0.681cm" fo:margin-top="0.002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Paragraph">
      <style:paragraph-properties fo:margin-left="0.189cm" fo:margin-right="0.231cm" fo:margin-top="0.005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able_20_Paragraph">
      <style:paragraph-properties fo:margin-left="0.189cm" fo:margin-right="1.348cm" fo:margin-top="0.002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_20_Paragraph">
      <style:paragraph-properties fo:margin-left="0.189cm" fo:margin-right="1.663cm" fo:margin-top="0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able_20_Paragraph">
      <style:paragraph-properties fo:margin-left="0.189cm" fo:margin-right="1.152cm" fo:margin-top="0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Paragraph">
      <style:paragraph-properties fo:margin-left="0.189cm" fo:margin-right="0.309cm" fo:margin-top="0.127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able_20_Paragraph">
      <style:paragraph-properties fo:margin-left="0.187cm" fo:margin-right="0.591cm" fo:margin-top="0.071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able_20_Paragraph">
      <style:paragraph-properties fo:margin-left="0.383cm" fo:margin-right="0.381cm" fo:margin-top="0.002cm" fo:margin-bottom="0cm" style:contextual-spacing="false" fo:line-height="115%" fo:text-align="center" style:justify-single-word="false" fo:orphans="0" fo:widows="0" fo:hyphenation-ladder-count="no-limit" fo:text-indent="0.00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able_20_Paragraph">
      <style:paragraph-properties fo:margin-left="0.189cm" fo:margin-right="1.337cm" fo:margin-top="0.002cm" fo:margin-bottom="0cm" style:contextual-spacing="false" fo:line-height="115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able_20_Paragraph">
      <style:paragraph-properties fo:margin-top="0.016cm" fo:margin-bottom="0cm" style:contextual-spacing="false" fo:text-align="start" style:justify-single-word="false" fo:orphans="0" fo:widows="0" fo:hyphenation-ladder-count="no-limit"/>
      <style:text-properties fo:font-size="9pt" fo:font-weight="bold" style:font-size-asian="9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able_20_Paragraph">
      <style:paragraph-properties fo:margin-left="2.252cm" fo:margin-right="2.24cm" fo:margin-top="0.002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able_20_Paragraph">
      <style:paragraph-properties fo:margin-left="0.023cm" fo:margin-top="0.134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able_20_Paragraph">
      <style:paragraph-properties fo:margin-left="0.85cm" fo:margin-right="0.845cm" fo:margin-top="0.136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Table_20_Paragraph">
      <style:paragraph-properties fo:margin-left="0.85cm" fo:margin-right="0.845cm" fo:margin-top="0.13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Table_20_Paragraph">
      <style:paragraph-properties fo:margin-left="0.85cm" fo:margin-right="0.845cm" fo:margin-top="0.14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able_20_Paragraph">
      <style:paragraph-properties fo:margin-left="0.85cm" fo:margin-right="0.845cm" fo:margin-top="0.13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able_20_Paragraph">
      <style:paragraph-properties fo:margin-left="0.85cm" fo:margin-right="0.845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able_20_Paragraph">
      <style:paragraph-properties fo:margin-left="0.037cm" fo:margin-top="0.13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able_20_Paragraph">
      <style:paragraph-properties fo:margin-left="0.037cm" fo:margin-top="0.14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able_20_Paragraph">
      <style:paragraph-properties fo:margin-left="0.037cm" fo:margin-top="0.136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able_20_Paragraph">
      <style:paragraph-properties fo:margin-left="0.282cm" fo:margin-right="0.256cm" fo:margin-top="0.134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able_20_Paragraph">
      <style:paragraph-properties fo:margin-left="0.282cm" fo:margin-right="0.256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able_20_Paragraph">
      <style:paragraph-properties fo:margin-left="0.272cm" fo:margin-right="0.261cm" fo:margin-top="0.13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able_20_Paragraph">
      <style:paragraph-properties fo:margin-left="0.28cm" fo:margin-right="0.261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able_20_Paragraph">
      <style:paragraph-properties fo:margin-left="0.852cm" fo:margin-right="0.841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able_20_Paragraph">
      <style:paragraph-properties fo:margin-left="0.187cm" fo:margin-right="0.423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Table_20_Paragraph">
      <style:paragraph-properties fo:margin-left="0.187cm" fo:margin-right="0.986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Table_20_Paragraph">
      <style:paragraph-properties fo:margin-left="0.187cm" fo:margin-right="0.612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Table_20_Paragraph">
      <style:paragraph-properties fo:margin-left="0.187cm" fo:margin-right="0.452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Paragraph">
      <style:paragraph-properties fo:margin-left="0.187cm" fo:margin-right="0.672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Paragraph">
      <style:paragraph-properties fo:margin-left="0.187cm" fo:margin-right="0.757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Table_20_Paragraph">
      <style:paragraph-properties fo:margin-left="0.187cm" fo:margin-right="1.004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Table_20_Paragraph">
      <style:paragraph-properties fo:margin-left="0.187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Table_20_Paragraph">
      <style:paragraph-properties fo:margin-left="0.187cm" fo:margin-right="0.434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Table_20_Paragraph">
      <style:paragraph-properties fo:margin-left="0.187cm" fo:margin-right="1.51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Table_20_Paragraph">
      <style:paragraph-properties fo:margin-left="0.187cm" fo:margin-right="0.647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Table_20_Paragraph">
      <style:paragraph-properties fo:margin-left="0.187cm" fo:margin-right="1.399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able_20_Paragraph">
      <style:paragraph-properties fo:margin-left="0.189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Table_20_Paragraph">
      <style:paragraph-properties fo:margin-left="0.189cm" fo:margin-top="0.005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Table_20_Paragraph">
      <style:paragraph-properties fo:margin-left="0.189cm" fo:margin-top="0.065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able_20_Paragraph">
      <style:paragraph-properties fo:margin-left="0.189cm" fo:margin-top="0.127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able_20_Paragraph">
      <style:paragraph-properties fo:margin-left="0.189cm" fo:margin-top="0.131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Table_20_Paragraph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Table_20_Paragraph">
      <style:paragraph-properties fo:margin-left="0.187cm" fo:margin-right="0.176cm" fo:margin-top="0cm" fo:margin-bottom="0cm" style:contextual-spacing="false" fo:text-align="start" style:justify-single-word="false" fo:orphans="0" fo:widows="0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Table_20_Paragraph">
      <style:paragraph-properties fo:margin-left="0.187cm" fo:margin-right="0.49cm" fo:margin-top="0cm" fo:margin-bottom="0cm" style:contextual-spacing="false" fo:line-height="115%" fo:text-align="start" style:justify-single-word="false" fo:orphans="0" fo:widows="0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Table_20_Paragraph">
      <style:paragraph-properties fo:margin-left="0.187cm" fo:margin-right="1.429cm" fo:margin-top="0.002cm" fo:margin-bottom="0cm" style:contextual-spacing="false" fo:line-height="113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Table_20_Paragraph">
      <style:paragraph-properties fo:margin-left="0.187cm" fo:margin-right="0.291cm" fo:margin-top="0cm" fo:margin-bottom="0cm" style:contextual-spacing="false" fo:line-height="113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Table_20_Paragraph">
      <style:paragraph-properties fo:margin-left="0.189cm" fo:margin-top="0cm" fo:margin-bottom="0cm" style:contextual-spacing="false" fo:line-height="0.437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Table_20_Paragraph">
      <style:paragraph-properties fo:margin-left="0.189cm" fo:margin-top="0cm" fo:margin-bottom="0cm" style:contextual-spacing="false" fo:line-height="0.44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Table_20_Paragraph">
      <style:paragraph-properties fo:margin-left="0.353cm" fo:margin-right="-5.461cm" fo:margin-top="0cm" fo:margin-bottom="0cm" style:contextual-spacing="false" fo:line-height="0.506cm" fo:text-align="start" style:justify-single-word="false" fo:orphans="0" fo:widows="0" fo:hyphenation-ladder-count="no-limit">
        <style:tab-stops>
          <style:tab-stop style:position="8.438cm"/>
          <style:tab-stop style:position="14.50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Table_20_Paragraph">
      <style:paragraph-properties fo:margin-right="-0.356cm" fo:margin-top="0cm" fo:margin-bottom="0cm" style:contextual-spacing="false" fo:line-height="0.506cm" fo:text-align="start" style:justify-single-word="false" fo:orphans="0" fo:widows="0" fo:hyphenation-ladder-count="no-limit">
        <style:tab-stops>
          <style:tab-stop style:position="4.967cm"/>
          <style:tab-stop style:position="5.433cm"/>
          <style:tab-stop style:position="9.37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Table_20_Paragraph">
      <style:paragraph-properties fo:margin-left="3.537cm" fo:margin-right="3.006cm" fo:margin-top="0.079cm" fo:margin-bottom="0cm" style:contextual-spacing="false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Frame_20_contents">
      <style:paragraph-properties fo:margin-left="0.106cm" fo:margin-top="0.025cm" fo:margin-bottom="0cm" style:contextual-spacing="false"/>
      <style:text-properties fo:color="#000000" loext:opacity="100%"/>
    </style:style>
    <style:style style:name="P61" style:family="paragraph" style:parent-style-name="Heading_20_1">
      <style:paragraph-properties fo:margin-left="5.38cm" fo:margin-right="1.558cm" fo:line-height="175%" fo:text-indent="-0.199cm" style:auto-text-indent="false"/>
    </style:style>
    <style:style style:name="P62" style:family="paragraph" style:parent-style-name="Heading_20_1">
      <style:paragraph-properties fo:margin-left="0.365cm" fo:margin-top="0.261cm" fo:margin-bottom="0cm" style:contextual-spacing="false" fo:text-indent="0cm" style:auto-text-indent="false">
        <style:tab-stops>
          <style:tab-stop style:position="9.67cm"/>
        </style:tab-stops>
      </style:paragraph-properties>
    </style:style>
    <style:style style:name="P63" style:family="paragraph" style:parent-style-name="Heading_20_2">
      <style:paragraph-properties fo:margin-left="0.52cm" fo:margin-right="0.168cm" fo:margin-top="0.131cm" fo:margin-bottom="0cm" style:contextual-spacing="false" fo:line-height="115%"/>
    </style:style>
    <style:style style:name="P64" style:family="paragraph" style:parent-style-name="Heading_20_2" style:master-page-name="Converted1">
      <style:paragraph-properties fo:margin-left="7.332cm" fo:line-height="115%" fo:text-align="start" style:justify-single-word="false" fo:text-indent="-5.369cm" style:auto-text-indent="false" style:page-number="auto"/>
    </style:style>
    <style:style style:name="P65" style:family="paragraph" style:parent-style-name="Standard">
      <style:paragraph-properties fo:margin-left="0.52cm" fo:margin-right="0.176cm" fo:line-height="0.524cm" fo:text-align="center" style:justify-single-word="false"/>
    </style:style>
    <style:style style:name="P66" style:family="paragraph" style:parent-style-name="Standard">
      <style:paragraph-properties fo:margin-left="0.52cm" fo:margin-right="0.155cm" fo:margin-top="0.178cm" fo:margin-bottom="0cm" style:contextual-spacing="false" fo:text-align="center" style:justify-single-word="false"/>
    </style:style>
    <style:style style:name="P67" style:family="paragraph" style:parent-style-name="Standard">
      <style:paragraph-properties fo:margin-left="4.766cm" fo:margin-top="0.044cm" fo:margin-bottom="0cm" style:contextual-spacing="false"/>
    </style:style>
    <style:style style:name="P68" style:family="paragraph" style:parent-style-name="Standard">
      <style:paragraph-properties fo:margin-top="0cm" fo:margin-bottom="0.282cm" style:contextual-spacing="false" fo:line-height="115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style:paragraph-properties fo:margin-left="0.365cm" fo:margin-top="0.351cm" fo:margin-bottom="0cm" style:contextual-spacing="false" fo:line-height="115%" fo:text-indent="1.249cm" style:auto-text-indent="false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left="12.404cm" fo:margin-top="0.079cm" fo:margin-bottom="0cm" style:contextual-spacing="false"/>
    </style:style>
    <style:style style:name="P72" style:family="paragraph" style:parent-style-name="Standard">
      <style:paragraph-properties fo:margin-left="0.365cm">
        <style:tab-stops>
          <style:tab-stop style:position="6.923cm"/>
        </style:tab-stops>
      </style:paragraph-properties>
    </style:style>
    <style:style style:name="P73" style:family="paragraph" style:parent-style-name="Table_20_Paragraph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font-weight="bold" style:font-size-asian="12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Table_20_Paragraph">
      <style:paragraph-properties fo:margin-top="0.005cm" fo:margin-bottom="0cm" style:contextual-spacing="false" fo:text-align="start" style:justify-single-word="false" fo:orphans="0" fo:widows="0" fo:hyphenation-ladder-count="no-limit"/>
      <style:text-properties fo:font-size="15pt" fo:font-weight="bold" style:font-size-asian="15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Table_20_Paragraph">
      <style:paragraph-properties fo:margin-left="0.24cm" fo:margin-right="0.182cm" fo:margin-top="0.002cm" fo:margin-bottom="0cm" style:contextual-spacing="false" fo:line-height="115%" fo:text-align="start" style:justify-single-word="false" fo:orphans="0" fo:widows="0" fo:hyphenation-ladder-count="no-limit" fo:text-indent="0.079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Table_20_Paragraph">
      <style:paragraph-properties fo:margin-left="1.281cm" fo:margin-right="1.005cm" fo:margin-top="0.002cm" fo:margin-bottom="0cm" style:contextual-spacing="false" fo:line-height="115%" fo:text-align="start" style:justify-single-word="false" fo:orphans="0" fo:widows="0" fo:hyphenation-ladder-count="no-limit" fo:text-indent="-0.233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Table_20_Paragraph">
      <style:paragraph-properties fo:margin-left="0.224cm" fo:margin-right="0.183cm" fo:margin-top="0.002cm" fo:margin-bottom="0cm" style:contextual-spacing="false" fo:line-height="115%" fo:text-align="start" style:justify-single-word="false" fo:orphans="0" fo:widows="0" fo:hyphenation-ladder-count="no-limit" fo:text-indent="0.529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Table_20_Paragraph">
      <style:paragraph-properties fo:margin-left="0.189cm" fo:margin-right="0.681cm" fo:margin-top="0.002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Table_20_Paragraph">
      <style:paragraph-properties fo:margin-left="0.189cm" fo:margin-right="0.231cm" fo:margin-top="0.005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Table_20_Paragraph">
      <style:paragraph-properties fo:margin-left="0.189cm" fo:margin-right="1.348cm" fo:margin-top="0.002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Table_20_Paragraph">
      <style:paragraph-properties fo:margin-left="0.189cm" fo:margin-right="1.663cm" fo:margin-top="0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Table_20_Paragraph">
      <style:paragraph-properties fo:margin-left="0.189cm" fo:margin-right="1.152cm" fo:margin-top="0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Table_20_Paragraph">
      <style:paragraph-properties fo:margin-left="0.189cm" fo:margin-right="0.309cm" fo:margin-top="0.127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Table_20_Paragraph">
      <style:paragraph-properties fo:margin-left="0.187cm" fo:margin-right="0.591cm" fo:margin-top="0.071cm" fo:margin-bottom="0cm" style:contextual-spacing="false" fo:line-height="115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Table_20_Paragraph">
      <style:paragraph-properties fo:margin-left="0.383cm" fo:margin-right="0.381cm" fo:margin-top="0.002cm" fo:margin-bottom="0cm" style:contextual-spacing="false" fo:line-height="115%" fo:text-align="center" style:justify-single-word="false" fo:orphans="0" fo:widows="0" fo:hyphenation-ladder-count="no-limit" fo:text-indent="0.005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Table_20_Paragraph">
      <style:paragraph-properties fo:margin-left="0.189cm" fo:margin-right="1.337cm" fo:margin-top="0.002cm" fo:margin-bottom="0cm" style:contextual-spacing="false" fo:line-height="115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Table_20_Paragraph">
      <style:paragraph-properties fo:margin-top="0.016cm" fo:margin-bottom="0cm" style:contextual-spacing="false" fo:text-align="start" style:justify-single-word="false" fo:orphans="0" fo:widows="0" fo:hyphenation-ladder-count="no-limit"/>
      <style:text-properties fo:font-size="9pt" fo:font-weight="bold" style:font-size-asian="9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Table_20_Paragraph">
      <style:paragraph-properties fo:margin-left="2.252cm" fo:margin-right="2.24cm" fo:margin-top="0.002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Table_20_Paragraph">
      <style:paragraph-properties fo:margin-left="0.023cm" fo:margin-top="0.134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Table_20_Paragraph">
      <style:paragraph-properties fo:margin-left="0.85cm" fo:margin-right="0.845cm" fo:margin-top="0.136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Table_20_Paragraph">
      <style:paragraph-properties fo:margin-left="0.85cm" fo:margin-right="0.845cm" fo:margin-top="0.13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Table_20_Paragraph">
      <style:paragraph-properties fo:margin-left="0.85cm" fo:margin-right="0.845cm" fo:margin-top="0.14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Table_20_Paragraph">
      <style:paragraph-properties fo:margin-left="0.85cm" fo:margin-right="0.845cm" fo:margin-top="0.13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Table_20_Paragraph">
      <style:paragraph-properties fo:margin-left="0.85cm" fo:margin-right="0.845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Table_20_Paragraph">
      <style:paragraph-properties fo:margin-left="0.037cm" fo:margin-top="0.138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Table_20_Paragraph">
      <style:paragraph-properties fo:margin-left="0.037cm" fo:margin-top="0.14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Table_20_Paragraph">
      <style:paragraph-properties fo:margin-left="0.037cm" fo:margin-top="0.136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Table_20_Paragraph">
      <style:paragraph-properties fo:margin-left="0.282cm" fo:margin-right="0.256cm" fo:margin-top="0.134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Table_20_Paragraph">
      <style:paragraph-properties fo:margin-left="0.282cm" fo:margin-right="0.256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Table_20_Paragraph">
      <style:paragraph-properties fo:margin-left="0.272cm" fo:margin-right="0.261cm" fo:margin-top="0.131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Table_20_Paragraph">
      <style:paragraph-properties fo:margin-left="0.28cm" fo:margin-right="0.261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Table_20_Paragraph">
      <style:paragraph-properties fo:margin-left="0.852cm" fo:margin-right="0.841cm" fo:margin-top="0.127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Table_20_Paragraph">
      <style:paragraph-properties fo:margin-left="0.187cm" fo:margin-right="0.423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Table_20_Paragraph">
      <style:paragraph-properties fo:margin-left="0.187cm" fo:margin-right="0.986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Table_20_Paragraph">
      <style:paragraph-properties fo:margin-left="0.187cm" fo:margin-right="0.612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Table_20_Paragraph">
      <style:paragraph-properties fo:margin-left="0.187cm" fo:margin-right="0.452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Table_20_Paragraph">
      <style:paragraph-properties fo:margin-left="0.187cm" fo:margin-right="0.672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Table_20_Paragraph">
      <style:paragraph-properties fo:margin-left="0.187cm" fo:margin-right="0.757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Table_20_Paragraph">
      <style:paragraph-properties fo:margin-left="0.187cm" fo:margin-right="1.004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Table_20_Paragraph">
      <style:paragraph-properties fo:margin-left="0.187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Table_20_Paragraph">
      <style:paragraph-properties fo:margin-left="0.187cm" fo:margin-right="0.434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Table_20_Paragraph">
      <style:paragraph-properties fo:margin-left="0.187cm" fo:margin-right="1.51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Table_20_Paragraph">
      <style:paragraph-properties fo:margin-left="0.187cm" fo:margin-right="0.647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Table_20_Paragraph">
      <style:paragraph-properties fo:margin-left="0.187cm" fo:margin-right="1.399cm"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Table_20_Paragraph">
      <style:paragraph-properties fo:margin-left="0.189cm" fo:margin-top="0.002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Table_20_Paragraph">
      <style:paragraph-properties fo:margin-left="0.189cm" fo:margin-top="0.005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Table_20_Paragraph">
      <style:paragraph-properties fo:margin-left="0.189cm" fo:margin-top="0.065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Table_20_Paragraph">
      <style:paragraph-properties fo:margin-left="0.189cm" fo:margin-top="0.127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Table_20_Paragraph">
      <style:paragraph-properties fo:margin-left="0.189cm" fo:margin-top="0.131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Table_20_Paragraph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Table_20_Paragraph">
      <style:paragraph-properties fo:margin-left="0.187cm" fo:margin-right="0.176cm" fo:margin-top="0cm" fo:margin-bottom="0cm" style:contextual-spacing="false" fo:text-align="start" style:justify-single-word="false" fo:orphans="0" fo:widows="0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Table_20_Paragraph">
      <style:paragraph-properties fo:margin-left="0.187cm" fo:margin-right="0.49cm" fo:margin-top="0cm" fo:margin-bottom="0cm" style:contextual-spacing="false" fo:line-height="115%" fo:text-align="start" style:justify-single-word="false" fo:orphans="0" fo:widows="0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Table_20_Paragraph">
      <style:paragraph-properties fo:margin-left="0.187cm" fo:margin-right="1.429cm" fo:margin-top="0.002cm" fo:margin-bottom="0cm" style:contextual-spacing="false" fo:line-height="113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Table_20_Paragraph">
      <style:paragraph-properties fo:margin-left="0.187cm" fo:margin-right="0.291cm" fo:margin-top="0cm" fo:margin-bottom="0cm" style:contextual-spacing="false" fo:line-height="113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Table_20_Paragraph">
      <style:paragraph-properties fo:margin-left="0.189cm" fo:margin-top="0cm" fo:margin-bottom="0cm" style:contextual-spacing="false" fo:line-height="0.437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Table_20_Paragraph">
      <style:paragraph-properties fo:margin-left="0.189cm" fo:margin-top="0cm" fo:margin-bottom="0cm" style:contextual-spacing="false" fo:line-height="0.443cm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Table_20_Paragraph">
      <style:paragraph-properties fo:margin-left="0.353cm" fo:margin-right="-5.461cm" fo:margin-top="0cm" fo:margin-bottom="0cm" style:contextual-spacing="false" fo:line-height="0.506cm" fo:text-align="start" style:justify-single-word="false" fo:orphans="0" fo:widows="0" fo:hyphenation-ladder-count="no-limit">
        <style:tab-stops>
          <style:tab-stop style:position="8.438cm"/>
          <style:tab-stop style:position="14.503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Table_20_Paragraph">
      <style:paragraph-properties fo:margin-right="-0.356cm" fo:margin-top="0cm" fo:margin-bottom="0cm" style:contextual-spacing="false" fo:line-height="0.506cm" fo:text-align="start" style:justify-single-word="false" fo:orphans="0" fo:widows="0" fo:hyphenation-ladder-count="no-limit">
        <style:tab-stops>
          <style:tab-stop style:position="4.967cm"/>
          <style:tab-stop style:position="5.433cm"/>
          <style:tab-stop style:position="9.37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Table_20_Paragraph">
      <style:paragraph-properties fo:margin-left="3.537cm" fo:margin-right="3.006cm" fo:margin-top="0.079cm" fo:margin-bottom="0cm" style:contextual-spacing="false" fo:text-align="end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Text_20_body">
      <style:text-properties fo:font-size="10pt" fo:font-weight="bold" style:font-size-asian="10pt" style:font-weight-asian="bold"/>
    </style:style>
    <style:style style:name="P131" style:family="paragraph" style:parent-style-name="Text_20_body">
      <style:text-properties fo:font-size="10pt" style:font-size-asian="10pt"/>
    </style:style>
    <style:style style:name="P132" style:family="paragraph" style:parent-style-name="Text_20_body">
      <style:paragraph-properties fo:line-height="4%"/>
      <style:text-properties fo:font-size="10pt" style:font-size-asian="10pt"/>
    </style:style>
    <style:style style:name="P133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134" style:family="paragraph" style:parent-style-name="Text_20_body">
      <style:paragraph-properties fo:margin-top="0.009cm" fo:margin-bottom="0cm" style:contextual-spacing="false"/>
      <style:text-properties fo:font-size="13.5pt" fo:font-weight="bold" style:font-size-asian="13.5pt" style:font-weight-asian="bold"/>
    </style:style>
    <style:style style:name="P135" style:family="paragraph" style:parent-style-name="Text_20_body">
      <style:paragraph-properties fo:margin-top="0.004cm" fo:margin-bottom="0cm" style:contextual-spacing="false"/>
      <style:text-properties fo:font-size="13.5pt" fo:font-weight="bold" style:font-size-asian="13.5pt" style:font-weight-asian="bold"/>
    </style:style>
    <style:style style:name="P136" style:family="paragraph" style:parent-style-name="Text_20_body">
      <style:paragraph-properties fo:margin-top="0.007cm" fo:margin-bottom="0cm" style:contextual-spacing="false"/>
      <style:text-properties fo:font-size="13.5pt" style:font-size-asian="13.5pt"/>
    </style:style>
    <style:style style:name="P137" style:family="paragraph" style:parent-style-name="Text_20_body">
      <style:text-properties fo:font-size="26pt" fo:font-weight="bold" style:font-size-asian="26pt" style:font-weight-asian="bold"/>
    </style:style>
    <style:style style:name="P138" style:family="paragraph" style:parent-style-name="Text_20_body">
      <style:text-properties fo:font-size="27.5pt" fo:font-weight="bold" style:font-size-asian="27.5pt" style:font-weight-asian="bold"/>
    </style:style>
    <style:style style:name="P139" style:family="paragraph" style:parent-style-name="Text_20_body">
      <style:paragraph-properties fo:margin-left="1.365cm">
        <style:tab-stops>
          <style:tab-stop style:position="17.852cm"/>
        </style:tab-stops>
      </style:paragraph-properties>
    </style:style>
    <style:style style:name="P140" style:family="paragraph" style:parent-style-name="Text_20_body">
      <style:paragraph-properties fo:margin-left="1.365cm" fo:margin-top="0.422cm" fo:margin-bottom="0cm" style:contextual-spacing="false">
        <style:tab-stops>
          <style:tab-stop style:position="17.852cm"/>
        </style:tab-stops>
      </style:paragraph-properties>
    </style:style>
    <style:style style:name="P141" style:family="paragraph" style:parent-style-name="Text_20_body">
      <style:paragraph-properties fo:margin-left="1.365cm" fo:margin-top="0.157cm" fo:margin-bottom="0cm" style:contextual-spacing="false">
        <style:tab-stops>
          <style:tab-stop style:position="17.852cm"/>
        </style:tab-stops>
      </style:paragraph-properties>
    </style:style>
    <style:style style:name="P142" style:family="paragraph" style:parent-style-name="Text_20_body">
      <style:paragraph-properties fo:margin-left="1.365cm" fo:margin-top="0.155cm" fo:margin-bottom="0cm" style:contextual-spacing="false">
        <style:tab-stops>
          <style:tab-stop style:position="17.852cm"/>
        </style:tab-stops>
      </style:paragraph-properties>
    </style:style>
    <style:style style:name="P143" style:family="paragraph" style:parent-style-name="Text_20_body">
      <style:paragraph-properties fo:margin-top="0.018cm" fo:margin-bottom="0cm" style:contextual-spacing="false"/>
      <style:text-properties fo:font-size="11pt" style:font-size-asian="11pt"/>
    </style:style>
    <style:style style:name="P144" style:family="paragraph" style:parent-style-name="Text_20_body">
      <style:paragraph-properties fo:margin-top="0.002cm" fo:margin-bottom="0cm" style:contextual-spacing="false"/>
      <style:text-properties fo:font-size="11.5pt" style:font-size-asian="11.5pt"/>
    </style:style>
    <style:style style:name="P145" style:family="paragraph" style:parent-style-name="Text_20_body">
      <style:paragraph-properties fo:margin-top="0.005cm" fo:margin-bottom="0cm" style:contextual-spacing="false"/>
    </style:style>
    <style:style style:name="P146" style:family="paragraph" style:parent-style-name="Text_20_body">
      <style:paragraph-properties fo:margin-top="0.004cm" fo:margin-bottom="0cm" style:contextual-spacing="false"/>
    </style:style>
    <style:style style:name="P147" style:family="paragraph" style:parent-style-name="Text_20_body">
      <style:paragraph-properties fo:margin-left="1.365cm" fo:margin-top="0.157cm" fo:margin-bottom="0cm" style:contextual-spacing="false">
        <style:tab-stops>
          <style:tab-stop style:position="6.844cm"/>
          <style:tab-stop style:position="10.359cm"/>
          <style:tab-stop style:position="17.852cm"/>
        </style:tab-stops>
      </style:paragraph-properties>
    </style:style>
    <style:style style:name="P148" style:family="paragraph" style:parent-style-name="Text_20_body">
      <style:paragraph-properties fo:margin-left="1.365cm" fo:margin-right="1.007cm" fo:margin-top="0.155cm" fo:margin-bottom="0cm" style:contextual-spacing="false" fo:line-height="115%" fo:text-align="justify" style:justify-single-word="false"/>
    </style:style>
    <style:style style:name="P149" style:family="paragraph" style:parent-style-name="Text_20_body">
      <style:text-properties fo:font-size="15pt" style:font-size-asian="15pt"/>
    </style:style>
    <style:style style:name="P150" style:family="paragraph" style:parent-style-name="Text_20_body">
      <style:paragraph-properties fo:margin-top="0.004cm" fo:margin-bottom="0cm" style:contextual-spacing="false"/>
      <style:text-properties fo:font-size="15pt" style:font-size-asian="15pt"/>
    </style:style>
    <style:style style:name="P151" style:family="paragraph" style:parent-style-name="Text_20_body">
      <style:text-properties fo:font-size="15pt" fo:font-weight="bold" style:font-size-asian="15pt" style:font-weight-asian="bold"/>
    </style:style>
    <style:style style:name="P152" style:family="paragraph" style:parent-style-name="Text_20_body">
      <style:paragraph-properties fo:margin-left="1.365cm" fo:text-align="justify" style:justify-single-word="false">
        <style:tab-stops>
          <style:tab-stop style:position="17.852cm"/>
        </style:tab-stops>
      </style:paragraph-properties>
    </style:style>
    <style:style style:name="P153" style:family="paragraph" style:parent-style-name="Text_20_body">
      <style:paragraph-properties fo:margin-left="3.45cm" fo:line-height="0.035cm"/>
    </style:style>
    <style:style style:name="P154" style:family="paragraph" style:parent-style-name="Text_20_body">
      <style:paragraph-properties fo:margin-left="0.365cm" fo:margin-top="0.415cm" fo:margin-bottom="0cm" style:contextual-spacing="false">
        <style:tab-stops>
          <style:tab-stop style:position="19.101cm"/>
        </style:tab-stops>
      </style:paragraph-properties>
    </style:style>
    <style:style style:name="P155" style:family="paragraph" style:parent-style-name="Text_20_body">
      <style:paragraph-properties fo:margin-top="0.009cm" fo:margin-bottom="0cm" style:contextual-spacing="false"/>
      <style:text-properties fo:font-size="17pt" style:font-size-asian="17pt"/>
    </style:style>
    <style:style style:name="P156" style:family="paragraph">
      <loext:graphic-properties draw:fill="solid" draw:fill-color="#000000"/>
      <style:paragraph-properties fo:text-align="start"/>
      <style:text-properties fo:font-size="18pt"/>
    </style:style>
    <style:style style:name="P157" style:family="paragraph">
      <loext:graphic-properties draw:fill="solid" draw:fill-color="#404040"/>
      <style:paragraph-properties fo:text-align="start"/>
      <style:text-properties fo:font-size="18pt"/>
    </style:style>
    <style:style style:name="P158" style:family="paragraph">
      <loext:graphic-properties draw:fill="none"/>
      <style:paragraph-properties fo:text-align="start"/>
      <style:text-properties fo:color="#000000" loext:opacity="100%" fo:font-size="18pt"/>
    </style:style>
    <style:style style:name="P159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letter-spacing="-0.005cm"/>
    </style:style>
    <style:style style:name="T2" style:family="text">
      <style:text-properties fo:letter-spacing="-0.005cm" style:text-underline-style="solid" style:text-underline-width="auto" style:text-underline-color="font-color"/>
    </style:style>
    <style:style style:name="T3" style:family="text">
      <style:text-properties fo:letter-spacing="-0.021cm"/>
    </style:style>
    <style:style style:name="T4" style:family="text">
      <style:text-properties fo:letter-spacing="-0.021cm" style:text-underline-style="solid" style:text-underline-width="auto" style:text-underline-color="font-color"/>
    </style:style>
    <style:style style:name="T5" style:family="text">
      <style:text-properties fo:letter-spacing="-0.019cm"/>
    </style:style>
    <style:style style:name="T6" style:family="text">
      <style:text-properties fo:letter-spacing="-0.019cm" style:text-underline-style="solid" style:text-underline-width="auto" style:text-underline-color="font-color"/>
    </style:style>
    <style:style style:name="T7" style:family="text">
      <style:text-properties fo:letter-spacing="-0.018cm"/>
    </style:style>
    <style:style style:name="T8" style:family="text">
      <style:text-properties fo:letter-spacing="-0.018cm" style:text-underline-style="solid" style:text-underline-width="auto" style:text-underline-color="font-color"/>
    </style:style>
    <style:style style:name="T9" style:family="text">
      <style:text-properties fo:letter-spacing="-0.109cm"/>
    </style:style>
    <style:style style:name="T10" style:family="text">
      <style:text-properties fo:letter-spacing="-0.002cm"/>
    </style:style>
    <style:style style:name="T11" style:family="text">
      <style:text-properties fo:letter-spacing="-0.002cm" style:text-underline-style="solid" style:text-underline-width="auto" style:text-underline-color="font-color"/>
    </style:style>
    <style:style style:name="T12" style:family="text">
      <style:text-properties fo:letter-spacing="-0.004cm"/>
    </style:style>
    <style:style style:name="T13" style:family="text">
      <style:text-properties fo:letter-spacing="-0.004cm" style:text-underline-style="solid" style:text-underline-width="auto" style:text-underline-color="font-color"/>
    </style:style>
    <style:style style:name="T14" style:family="text">
      <style:text-properties fo:font-size="13pt" fo:font-weight="bold" style:font-size-asian="13pt" style:font-weight-asian="bold"/>
    </style:style>
    <style:style style:name="T15" style:family="text">
      <style:text-properties fo:font-size="13pt" fo:letter-spacing="-0.019cm" fo:font-weight="bold" style:font-size-asian="13pt" style:font-weight-asian="bold"/>
    </style:style>
    <style:style style:name="T16" style:family="text">
      <style:text-properties fo:font-size="13pt" fo:letter-spacing="-0.019cm" style:letter-kerning="false" style:font-size-asian="13pt" style:language-asian="en" style:country-asian="US" style:font-size-complex="11pt" style:language-complex="ar" style:country-complex="SA"/>
    </style:style>
    <style:style style:name="T17" style:family="text">
      <style:text-properties fo:font-size="13pt" fo:letter-spacing="-0.018cm" fo:font-weight="bold" style:font-size-asian="13pt" style:font-weight-asian="bold"/>
    </style:style>
    <style:style style:name="T18" style:family="text">
      <style:text-properties fo:font-size="13pt" fo:letter-spacing="-0.023cm" fo:font-weight="bold" style:font-size-asian="13pt" style:font-weight-asian="bold"/>
    </style:style>
    <style:style style:name="T19" style:family="text">
      <style:text-properties fo:font-size="13pt" fo:letter-spacing="-0.021cm" fo:font-weight="bold" style:font-size-asian="13pt" style:font-weight-asian="bold"/>
    </style:style>
    <style:style style:name="T20" style:family="text">
      <style:text-properties fo:font-size="13pt" fo:letter-spacing="-0.021cm" style:letter-kerning="false" style:font-size-asian="13pt" style:language-asian="en" style:country-asian="US" style:font-size-complex="11pt" style:language-complex="ar" style:country-complex="SA"/>
    </style:style>
    <style:style style:name="T21" style:family="text">
      <style:text-properties fo:font-size="13pt" style:letter-kerning="false" style:font-size-asian="13pt" style:language-asian="en" style:country-asian="US" style:font-size-complex="11pt" style:language-complex="ar" style:country-complex="SA"/>
    </style:style>
    <style:style style:name="T22" style:family="text">
      <style:text-properties fo:font-size="13pt" style:font-size-asian="13pt"/>
    </style:style>
    <style:style style:name="T23" style:family="text">
      <style:text-properties fo:font-size="13pt" style:text-underline-style="solid" style:text-underline-width="auto" style:text-underline-color="font-color" style:letter-kerning="false" style:font-size-asian="13pt" style:language-asian="en" style:country-asian="US" style:font-size-complex="11pt" style:language-complex="ar" style:country-complex="SA"/>
    </style:style>
    <style:style style:name="T24" style:family="text">
      <style:text-properties fo:font-size="10pt" fo:font-weight="bold" style:font-size-asian="10pt" style:font-weight-asian="bold"/>
    </style:style>
    <style:style style:name="T25" style:family="text">
      <style:text-properties fo:font-size="10pt" style:font-size-asian="10pt"/>
    </style:style>
    <style:style style:name="T26" style:family="text">
      <style:text-properties fo:font-size="13.5pt" fo:font-weight="bold" style:font-size-asian="13.5pt" style:font-weight-asian="bold"/>
    </style:style>
    <style:style style:name="T27" style:family="text">
      <style:text-properties fo:font-size="13.5pt" style:font-size-asian="13.5pt"/>
    </style:style>
    <style:style style:name="T28" style:family="text">
      <style:text-properties fo:font-size="24pt" fo:letter-spacing="-0.002cm" fo:font-weight="bold" style:font-size-asian="24pt" style:font-weight-asian="bold"/>
    </style:style>
    <style:style style:name="T29" style:family="text">
      <style:text-properties fo:font-size="24pt" fo:letter-spacing="-0.046cm" fo:font-weight="bold" style:font-size-asian="24pt" style:font-weight-asian="bold"/>
    </style:style>
    <style:style style:name="T30" style:family="text">
      <style:text-properties fo:font-size="24pt" fo:font-weight="bold" style:font-size-asian="24pt" style:font-weight-asian="bold"/>
    </style:style>
    <style:style style:name="T31" style:family="text">
      <style:text-properties fo:font-size="26pt" fo:font-weight="bold" style:font-size-asian="26pt" style:font-weight-asian="bold"/>
    </style:style>
    <style:style style:name="T32" style:family="text">
      <style:text-properties fo:font-size="27.5pt" fo:font-weight="bold" style:font-size-asian="27.5pt" style:font-weight-asian="bold"/>
    </style:style>
    <style:style style:name="T33" style:family="text">
      <style:text-properties fo:letter-spacing="-0.016cm"/>
    </style:style>
    <style:style style:name="T34" style:family="text">
      <style:text-properties fo:letter-spacing="-0.009cm"/>
    </style:style>
    <style:style style:name="T35" style:family="text">
      <style:text-properties fo:letter-spacing="-0.009cm"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style:text-scale="95%"/>
    </style:style>
    <style:style style:name="T38" style:family="text">
      <style:text-properties style:text-underline-style="solid" style:text-underline-width="auto" style:text-underline-color="font-color" fo:font-weight="normal" style:font-weight-asian="normal"/>
    </style:style>
    <style:style style:name="T39" style:family="text">
      <style:text-properties fo:font-size="11pt" style:font-size-asian="11pt"/>
    </style:style>
    <style:style style:name="T40" style:family="text">
      <style:text-properties fo:font-size="11pt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41" style:family="text">
      <style:text-properties fo:font-size="11pt" fo:letter-spacing="-0.092cm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42" style:family="text">
      <style:text-properties fo:font-size="11pt" fo:letter-spacing="-0.092cm" style:letter-kerning="false" style:font-size-asian="11pt" style:language-asian="en" style:country-asian="US" style:font-size-complex="11pt" style:language-complex="ar" style:country-complex="SA"/>
    </style:style>
    <style:style style:name="T43" style:family="text">
      <style:text-properties fo:font-size="11pt" fo:letter-spacing="-0.007cm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44" style:family="text">
      <style:text-properties fo:font-size="11pt" fo:letter-spacing="-0.002cm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45" style:family="text">
      <style:text-properties fo:font-size="11pt" fo:letter-spacing="-0.002cm" style:letter-kerning="false" style:font-size-asian="11pt" style:language-asian="en" style:country-asian="US" style:font-size-complex="11pt" style:language-complex="ar" style:country-complex="SA"/>
    </style:style>
    <style:style style:name="T46" style:family="text">
      <style:text-properties fo:font-size="11pt" fo:letter-spacing="0.002cm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47" style:family="text">
      <style:text-properties fo:font-size="11pt" fo:letter-spacing="0.002cm" style:letter-kerning="false" style:font-size-asian="11pt" style:language-asian="en" style:country-asian="US" style:font-size-complex="11pt" style:language-complex="ar" style:country-complex="SA"/>
    </style:style>
    <style:style style:name="T48" style:family="text">
      <style:text-properties fo:font-size="11pt" fo:letter-spacing="-0.004cm" fo:font-weight="bold" style:letter-kerning="false" style:font-size-asian="11pt" style:language-asian="en" style:country-asian="US" style:font-weight-asian="bold" style:font-size-complex="11pt" style:language-complex="ar" style:country-complex="SA"/>
    </style:style>
    <style:style style:name="T49" style:family="text">
      <style:text-properties fo:font-size="11pt" fo:letter-spacing="-0.004cm" style:letter-kerning="false" style:font-size-asian="11pt" style:language-asian="en" style:country-asian="US" style:font-size-complex="11pt" style:language-complex="ar" style:country-complex="SA"/>
    </style:style>
    <style:style style:name="T50" style:family="text"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T51" style:family="text">
      <style:text-properties fo:font-size="11.5pt" style:font-size-asian="11.5pt"/>
    </style:style>
    <style:style style:name="T52" style:family="text">
      <style:text-properties fo:letter-spacing="-0.011cm"/>
    </style:style>
    <style:style style:name="T53" style:family="text">
      <style:text-properties fo:letter-spacing="-0.011cm" style:text-underline-style="solid" style:text-underline-width="auto" style:text-underline-color="font-color"/>
    </style:style>
    <style:style style:name="T54" style:family="text">
      <style:text-properties fo:letter-spacing="-0.014cm"/>
    </style:style>
    <style:style style:name="T55" style:family="text">
      <style:text-properties fo:letter-spacing="-0.023cm"/>
    </style:style>
    <style:style style:name="T56" style:family="text">
      <style:text-properties fo:letter-spacing="0.002cm"/>
    </style:style>
    <style:style style:name="T57" style:family="text">
      <style:text-properties fo:letter-spacing="-0.007cm"/>
    </style:style>
    <style:style style:name="T58" style:family="text">
      <style:text-properties fo:font-size="15pt" style:font-size-asian="15pt"/>
    </style:style>
    <style:style style:name="T59" style:family="text">
      <style:text-properties fo:font-size="15pt" fo:font-weight="bold" style:font-size-asian="15pt" style:font-weight-asian="bold"/>
    </style:style>
    <style:style style:name="T60" style:family="text">
      <style:text-properties fo:font-size="1pt" style:font-size-asian="1pt"/>
    </style:style>
    <style:style style:name="T61" style:family="text">
      <style:text-properties fo:letter-spacing="-0.012cm"/>
    </style:style>
    <style:style style:name="T62" style:family="text">
      <style:text-properties fo:font-size="12pt" fo:font-weight="bold" style:font-size-asian="12pt" style:font-weight-asian="bold"/>
    </style:style>
    <style:style style:name="T63" style:family="text">
      <style:text-properties fo:font-weight="bold" style:font-weight-asian="bold"/>
    </style:style>
    <style:style style:name="T64" style:family="text">
      <style:text-properties fo:font-size="9pt" fo:font-weight="bold" style:font-size-asian="9pt" style:font-weight-asian="bold"/>
    </style:style>
    <style:style style:name="T65" style:family="text">
      <style:text-properties style:font-name="Calibri"/>
    </style:style>
    <style:style style:name="T66" style:family="text">
      <style:text-properties style:font-name="Calibri" fo:font-size="11pt" style:letter-kerning="false" style:font-size-asian="11pt" style:language-asian="en" style:country-asian="US" style:font-size-complex="11pt" style:language-complex="ar" style:country-complex="SA"/>
    </style:style>
    <style:style style:name="T67" style:family="text">
      <style:text-properties style:text-scale="95%"/>
    </style:style>
    <style:style style:name="T68" style:family="text">
      <style:text-properties fo:letter-spacing="0.079cm" style:text-scale="95%"/>
    </style:style>
    <style:style style:name="T69" style:family="text">
      <style:text-properties fo:letter-spacing="0.081cm" style:text-scale="95%"/>
    </style:style>
    <style:style style:name="T70" style:family="text">
      <style:text-properties fo:letter-spacing="-0.032cm" style:text-scale="95%"/>
    </style:style>
    <style:style style:name="T71" style:family="text">
      <style:text-properties fo:font-size="8pt" style:font-size-asian="8pt"/>
    </style:style>
    <style:style style:name="T72" style:family="text">
      <style:text-properties fo:letter-spacing="-0.118cm"/>
    </style:style>
    <style:style style:name="T73" style:family="text">
      <style:text-properties fo:letter-spacing="-0.025cm"/>
    </style:style>
    <style:style style:name="T74" style:family="text">
      <style:text-properties fo:font-size="14pt" style:font-size-asian="14pt"/>
    </style:style>
    <style:style style:name="T75" style:family="text">
      <style:text-properties fo:font-size="14pt" fo:letter-spacing="-0.019cm" style:font-size-asian="14pt"/>
    </style:style>
    <style:style style:name="T76" style:family="text">
      <style:text-properties fo:font-size="14pt" fo:letter-spacing="-0.014cm" style:font-size-asian="14pt"/>
    </style:style>
    <style:style style:name="T77" style:family="text">
      <style:text-properties fo:font-size="14pt" fo:letter-spacing="-0.018cm" style:font-size-asian="14pt"/>
    </style:style>
    <style:style style:name="T78" style:family="text">
      <style:text-properties fo:font-size="14pt" fo:letter-spacing="-0.016cm" style:font-size-asian="14pt"/>
    </style:style>
    <style:style style:name="T79" style:family="text">
      <style:text-properties fo:font-size="14pt" fo:letter-spacing="-0.118cm" style:font-size-asian="14pt"/>
    </style:style>
    <style:style style:name="T80" style:family="text">
      <style:text-properties fo:font-size="14pt" fo:letter-spacing="-0.004cm" style:font-size-asian="14pt"/>
    </style:style>
    <style:style style:name="T81" style:family="text">
      <style:text-properties fo:font-size="14pt" fo:letter-spacing="-0.005cm" style:font-size-asian="14pt"/>
    </style:style>
    <style:style style:name="T82" style:family="text">
      <style:text-properties fo:font-size="14pt" fo:font-weight="bold" style:font-size-asian="14pt" style:font-weight-asian="bold"/>
    </style:style>
    <style:style style:name="T83" style:family="text">
      <style:text-properties fo:font-size="14pt" fo:letter-spacing="-0.025cm" fo:font-weight="bold" style:font-size-asian="14pt" style:font-weight-asian="bold"/>
    </style:style>
    <style:style style:name="T84" style:family="text">
      <style:text-properties fo:font-size="14pt" style:text-underline-style="solid" style:text-underline-width="auto" style:text-underline-color="font-color" style:font-size-asian="14pt"/>
    </style:style>
    <style:style style:name="T85" style:family="text">
      <style:text-properties fo:font-size="17pt" style:font-size-asian="17pt"/>
    </style:style>
    <style:style style:name="T86" style:family="text">
      <style:text-properties fo:font-weight="normal" style:font-weight-asian="normal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8.8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3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loext:fill-use-slide-background="false" draw:textarea-vertical-align="top" draw:auto-grow-height="false" fo:min-height="0.388cm" fo:min-width="0.3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loext:decorative="false" fo:margin-left="0.019cm" fo:margin-right="0.035cm" fo:margin-top="0.028cm" fo:margin-bottom="0.00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8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2"><text:span text:style-name="T1">ФЕДЕРАЛЬНОЕ</text:span><text:span text:style-name="T3"> </text:span><text:span text:style-name="T1">ГОСУДАРСТВЕННОЕ</text:span><text:span text:style-name="T5"> </text:span><text:span text:style-name="T1">БЮДЖЕТНОЕ</text:span><text:span text:style-name="T7"> </text:span><text:span text:style-name="T1">ОБРАЗОВАТЕЛЬНОЕ</text:span><text:span text:style-name="T9"> </text:span>УЧРЕЖДЕНИЕ<text:span text:style-name="T10"> </text:span>ВЫСШЕГО<text:span text:style-name="T12"> </text:span>ОБРАЗОВАНИЯ</text:h>
      <text:p text:style-name="P65" loext:marker-style-name="T14"><draw:custom-shape text:anchor-type="char" draw:z-index="6" draw:name="Rectangle 4" draw:style-name="gr1" draw:text-style-name="P156" svg:width="19.359cm" svg:height="0.018cm" svg:x="1.198cm" svg:y="0.6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>«РОСТОВСКИЙ</text:span><text:span text:style-name="T15"> </text:span><text:span text:style-name="T14">ГОСУДАРСТВЕННЫЙ</text:span><text:span text:style-name="T17"> </text:span><text:span text:style-name="T14">ЭКОНОМИЧЕСКИЙ</text:span><text:span text:style-name="T18"> </text:span><text:span text:style-name="T14">УНИВЕРСИТЕТ</text:span><text:span text:style-name="T19"> </text:span><text:span text:style-name="T14">(РИНХ)»</text:span></text:p>
      <text:p text:style-name="P130" loext:marker-style-name="T24"/>
      <text:p text:style-name="P130" loext:marker-style-name="T24"/>
      <text:p text:style-name="P130" loext:marker-style-name="T24"/>
      <text:p text:style-name="P134" loext:marker-style-name="T26"/>
      <text:p text:style-name="Title">Дневник</text:p>
      <text:p text:style-name="P66" loext:marker-style-name="T30"><text:span text:style-name="T28">учебной</text:span><text:span text:style-name="T29"> </text:span><text:span text:style-name="T28">практики</text:span></text:p>
      <text:p text:style-name="P137" loext:marker-style-name="T31"/>
      <text:p text:style-name="P137" loext:marker-style-name="T31"/>
      <text:p text:style-name="P138" loext:marker-style-name="T32"/>
      <text:p text:style-name="P139"><text:span text:style-name="T10">Фамилия: </text:span><text:span text:style-name="T11">Соколовский<text:tab/></text:span></text:p>
      <text:p text:style-name="P131" loext:marker-style-name="T25"/>
      <text:p text:style-name="P140">Имя,<text:span text:style-name="T33"> </text:span>отчество:<text:span text:style-name="T34"> </text:span><text:span text:style-name="T35">Алексей Леонидович</text:span><text:span text:style-name="T36"><text:tab/></text:span></text:p>
      <text:p text:style-name="P143" loext:marker-style-name="T39"/>
      <text:p text:style-name="P141"><text:span text:style-name="T12">Группа:</text:span><text:span text:style-name="T3"> </text:span><text:span text:style-name="T4">ИС-202</text:span><text:span text:style-name="T13"><text:tab/></text:span></text:p>
      <text:p text:style-name="P144" loext:marker-style-name="T51"/>
      <text:p text:style-name="P142">Специальность:<text:span text:style-name="T34"> </text:span><text:span text:style-name="T36">09.02.07.</text:span><text:span text:style-name="T53"> </text:span><text:span text:style-name="T36">Информационные</text:span><text:span text:style-name="T2"> </text:span><text:span text:style-name="T36">системы</text:span><text:span text:style-name="T53"> </text:span><text:span text:style-name="T36">и</text:span><text:span text:style-name="T35"> </text:span><text:span text:style-name="T36">программирование<text:tab/></text:span></text:p>
      <text:p text:style-name="P145"/>
      <text:p text:style-name="P142">Место<text:span text:style-name="T5"> </text:span>прохождения<text:span text:style-name="T5"> </text:span>практики:<text:span text:style-name="T54"> </text:span><text:span text:style-name="T36">ФЭК</text:span><text:span text:style-name="T8"> </text:span><text:span text:style-name="T36">РГУЭ</text:span><text:span text:style-name="T6"> </text:span><text:span text:style-name="T36">(РИНХ)<text:tab/></text:span></text:p>
      <text:p text:style-name="Text_20_body"/>
      <text:p text:style-name="P141">Период<text:span text:style-name="T55"> </text:span>практики:<text:span text:style-name="T55"> </text:span><text:span text:style-name="T36">02.06.2025-07.06.2025<text:tab/></text:span></text:p>
      <text:p text:style-name="P146"/>
      <text:p text:style-name="P147">Руководитель<text:span text:style-name="T33"> </text:span>практики: <text:span text:style-name="T36"><text:tab/>Журавлёв Д. Г.<text:tab/><text:tab/></text:span></text:p>
      <text:p text:style-name="Text_20_body"/>
      <text:p text:style-name="P148">Прошел<text:span text:style-name="T56"> </text:span>инструктаж<text:span text:style-name="T56"> </text:span>по<text:span text:style-name="T56"> </text:span>ознакомлению<text:span text:style-name="T56"> </text:span>с<text:span text:style-name="T56"> </text:span>требованиями<text:span text:style-name="T56"> </text:span>охраны<text:span text:style-name="T56"> </text:span>труда,<text:span text:style-name="T56"> </text:span>техники<text:span text:style-name="T9"> </text:span>безопасности,<text:span text:style-name="T56"> </text:span>пожарной<text:span text:style-name="T56"> </text:span>безопасности,<text:span text:style-name="T56"> </text:span>санитарно-эпидемиологическими<text:span text:style-name="T56"> </text:span>правилами,<text:span text:style-name="T56"> </text:span>гигиеническими<text:span text:style-name="T57"> </text:span>нормативами,<text:span text:style-name="T1"> </text:span>правилами<text:span text:style-name="T57"> </text:span>внутреннего<text:span text:style-name="T12"> </text:span>трудового<text:span text:style-name="T12"> </text:span>распорядка</text:p>
      <text:p text:style-name="P150" loext:marker-style-name="T58"/>
      <text:p text:style-name="P152"><text:span text:style-name="T36">02.06.2025<text:tab/></text:span></text:p>
      <text:p text:style-name="P153" loext:marker-style-name="T60"><draw:g text:anchor-type="as-char" draw:z-index="0" draw:name="Group 2" draw:style-name="gr5"><draw:line draw:style-name="gr6" draw:text-style-name="P159" svg:x1="0cm" svg:y1="0cm" svg:x2="6.401cm" svg:y2="0.001cm"><text:p/></draw:line></draw:g></text:p>
      <text:p text:style-name="P67">дата,<text:span text:style-name="T33"> </text:span>подпись<text:span text:style-name="T52"> </text:span>обучающегося</text:p>
      <text:h text:style-name="P64" text:outline-level="2"><text:span text:style-name="T57">Перечень</text:span><text:span text:style-name="T3"> </text:span><text:span text:style-name="T57">видов</text:span><text:span text:style-name="T3"> </text:span><text:span text:style-name="T57">работ,</text:span><text:span text:style-name="T7"> </text:span><text:span text:style-name="T57">связанных</text:span><text:span text:style-name="T5"> </text:span><text:span text:style-name="T1">с</text:span><text:span text:style-name="T7"> </text:span><text:span text:style-name="T1">будущей</text:span><text:span text:style-name="T3"> </text:span><text:span text:style-name="T1">профессиональной</text:span><text:span text:style-name="T3"> </text:span><text:span text:style-name="T1">деятельностью</text:span><text:span text:style-name="T9"> </text:span>(индивидуальное<text:span text:style-name="T61"> </text:span>задание)</text:h>
      <text:p text:style-name="P135" loext:marker-style-name="T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" loext:marker-style-name="T62"/>
            <text:p text:style-name="P2" loext:marker-style-name="T59"/>
            <text:p text:style-name="P3" loext:marker-style-name="T63"><text:span text:style-name="T40">№</text:span><text:span text:style-name="T41"> </text:span><text:span text:style-name="T40">п/п</text:span></text:p>
          </table:table-cell>
          <table:table-cell table:style-name="Таблица1.A1" office:value-type="string">
            <text:p text:style-name="P1" loext:marker-style-name="T62"/>
            <text:p text:style-name="P1" loext:marker-style-name="T62"/>
            <text:p text:style-name="P16" loext:marker-style-name="T64"/>
            <text:p text:style-name="P17" loext:marker-style-name="T63"><text:span text:style-name="T40">Вид</text:span><text:span text:style-name="T43"> </text:span><text:span text:style-name="T40">работ</text:span></text:p>
          </table:table-cell>
          <table:table-cell table:style-name="Таблица1.A1" office:value-type="string">
            <text:p text:style-name="P1" loext:marker-style-name="T62"/>
            <text:p text:style-name="P2" loext:marker-style-name="T59"/>
            <text:p text:style-name="P4" loext:marker-style-name="T63"><text:span text:style-name="T44">Планируемые</text:span><text:span text:style-name="T41"> </text:span><text:span text:style-name="T40">результаты</text:span></text:p>
          </table:table-cell>
          <table:table-cell table:style-name="Таблица1.A1" office:value-type="string">
            <text:p text:style-name="P1" loext:marker-style-name="T62"/>
            <text:p text:style-name="P2" loext:marker-style-name="T59"/>
            <text:p text:style-name="P5" loext:marker-style-name="T63"><text:span text:style-name="T40">Сроки</text:span><text:span text:style-name="T46"> </text:span><text:span text:style-name="T40">выполнения</text:span></text:p>
          </table:table-cell>
          <table:table-cell table:style-name="Таблица1.A1" office:value-type="string">
            <text:p text:style-name="P14" loext:marker-style-name="T63"><text:span text:style-name="T40">Отметка</text:span><text:span text:style-name="T46"> </text:span><text:span text:style-name="T44">ответственного</text:span><text:span text:style-name="T41"> </text:span><text:span text:style-name="T40">работника от</text:span><text:span text:style-name="T46"> </text:span><text:span text:style-name="T40">профильной</text:span><text:span text:style-name="T46"> </text:span><text:span text:style-name="T40">организации о</text:span><text:span text:style-name="T46"> </text:span><text:span text:style-name="T40">выполнении</text:span><text:span text:style-name="T48"> </text:span><text:span text:style-name="T40">и</text:span></text:p>
          </table:table-cell>
        </table:table-row>
        <table:table-row table:style-name="Таблица1.2">
          <table:table-cell table:style-name="Таблица1.A1" office:value-type="string">
            <text:p text:style-name="P18" loext:marker-style-name="T65"><text:span text:style-name="T66">1</text:span><text:span text:style-name="T66"/></text:p>
          </table:table-cell>
          <table:table-cell table:style-name="Таблица1.A1" office:value-type="string">
            <text:p text:style-name="P6" loext:marker-style-name="T50"><text:span text:style-name="T50">Вводный инструктаж по технике безопасности и использованию ЭВМ.</text:span><text:span text:style-name="T50"/></text:p>
          </table:table-cell>
          <table:table-cell table:style-name="Таблица1.A1" office:value-type="string">
            <text:p text:style-name="P32" loext:marker-style-name="T50"><text:span text:style-name="T50">Ознакомились с инструктажем по</text:span><text:span text:style-name="T50"/></text:p>
            <text:p text:style-name="P32" loext:marker-style-name="T50"><text:span text:style-name="T50">технике безопасности и использованию ЭВМ.</text:span><text:span text:style-name="T50"/></text:p>
          </table:table-cell>
          <table:table-cell table:style-name="Таблица1.A1" office:value-type="string">
            <text:p text:style-name="P19" loext:marker-style-name="T50"><text:span text:style-name="T50">02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2">
          <table:table-cell table:style-name="Таблица1.A1" office:value-type="string">
            <text:p text:style-name="P18" loext:marker-style-name="T65"><text:span text:style-name="T66">2</text:span><text:span text:style-name="T66"/></text:p>
          </table:table-cell>
          <table:table-cell table:style-name="Таблица1.A1" office:value-type="string">
            <text:p text:style-name="P6" loext:marker-style-name="T50"><text:span text:style-name="T50">Методы организации работы в команде разработчиков. Системы контроля версий</text:span><text:span text:style-name="T50"/></text:p>
          </table:table-cell>
          <table:table-cell table:style-name="Таблица1.A1" office:value-type="string">
            <text:p text:style-name="P32" loext:marker-style-name="T50"><text:span text:style-name="T50">Освоили навыки работы с системами контроля версий.</text:span><text:span text:style-name="T50"/></text:p>
          </table:table-cell>
          <table:table-cell table:style-name="Таблица1.A1" office:value-type="string">
            <text:p text:style-name="P19" loext:marker-style-name="T50"><text:span text:style-name="T50">02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4">
          <table:table-cell table:style-name="Таблица1.A1" office:value-type="string">
            <text:p text:style-name="P24" loext:marker-style-name="T50"><text:span text:style-name="T50">3</text:span><text:span text:style-name="T50"/></text:p>
          </table:table-cell>
          <table:table-cell table:style-name="Таблица1.A1" office:value-type="string">
            <text:p text:style-name="P44" loext:marker-style-name="T50"><text:span text:style-name="T50">Цели, задачи, этапы и объекты ревьюирования. Планирование ревьюирования</text:span><text:span text:style-name="T50"/></text:p>
          </table:table-cell>
          <table:table-cell table:style-name="Таблица1.A1" office:value-type="string">
            <text:p text:style-name="P33" loext:marker-style-name="T50"><text:span text:style-name="T50">Освоили методику</text:span><text:span text:style-name="T47"> п</text:span><text:span text:style-name="T50">ланирования ревьюирования.</text:span></text:p>
          </table:table-cell>
          <table:table-cell table:style-name="Таблица1.A1" office:value-type="string">
            <text:p text:style-name="P20" loext:marker-style-name="T50"><text:span text:style-name="T50">02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5">
          <table:table-cell table:style-name="Таблица1.A1" office:value-type="string">
            <text:p text:style-name="P25" loext:marker-style-name="T50"><text:span text:style-name="T50">4</text:span><text:span text:style-name="T50"/></text:p>
          </table:table-cell>
          <table:table-cell table:style-name="Таблица1.A1" office:value-type="string">
            <text:p text:style-name="P45" loext:marker-style-name="T50"><text:span text:style-name="T50">Цели, корректность и направления анализа программных продуктов. Выбор критериев сравнения</text:span><text:span text:style-name="T50"/></text:p>
          </table:table-cell>
          <table:table-cell table:style-name="Таблица1.A1" office:value-type="string">
            <text:p text:style-name="P34" loext:marker-style-name="T50"><text:span text:style-name="T45">Научились определять</text:span><text:span text:style-name="T42"> </text:span><text:span text:style-name="T50">цели и направления анализа, корректность ПО, критерии сравнения.</text:span></text:p>
          </table:table-cell>
          <table:table-cell table:style-name="Таблица1.A1" office:value-type="string">
            <text:p text:style-name="P21" loext:marker-style-name="T50"><text:span text:style-name="T50">03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6">
          <table:table-cell table:style-name="Таблица1.A1" office:value-type="string">
            <text:p text:style-name="P26" loext:marker-style-name="T50"><text:span text:style-name="T50">5</text:span><text:span text:style-name="T50"/></text:p>
          </table:table-cell>
          <table:table-cell table:style-name="Таблица1.A1" office:value-type="string">
            <text:p text:style-name="P46" loext:marker-style-name="T50"><text:span text:style-name="T50">Представление результатов сравнения</text:span><text:span text:style-name="T50"/></text:p>
          </table:table-cell>
          <table:table-cell table:style-name="Таблица1.A1" office:value-type="string">
            <text:p text:style-name="P35" loext:marker-style-name="T50"><text:span text:style-name="T50">Научились преобразовывать данные тестирования в наглядные, профессиональные отчеты для разных аудиторий.</text:span><text:span text:style-name="T50"/></text:p>
          </table:table-cell>
          <table:table-cell table:style-name="Таблица1.A1" office:value-type="string">
            <text:p text:style-name="P19" loext:marker-style-name="T50"><text:span text:style-name="T50">03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7">
          <table:table-cell table:style-name="Таблица1.A1" office:value-type="string">
            <text:p text:style-name="P26" loext:marker-style-name="T50"><text:span text:style-name="T50">6</text:span><text:span text:style-name="T50"/></text:p>
          </table:table-cell>
          <table:table-cell table:style-name="Таблица1.A1" office:value-type="string">
            <text:p text:style-name="P44" loext:marker-style-name="T50"><text:span text:style-name="T50">Цели, задачи и методы исследования программного кода</text:span><text:span text:style-name="T50"/></text:p>
          </table:table-cell>
          <table:table-cell table:style-name="Таблица1.A1" office:value-type="string">
            <text:p text:style-name="P36" loext:marker-style-name="T50"><text:span text:style-name="T50">Осмыслили аспекты, связанные с целями, задачами и методами исследования программного кода.</text:span><text:span text:style-name="T50"><draw:custom-shape text:anchor-type="as-char" style:rel-width="100%" draw:z-index="5" draw:name="Фигура3" draw:style-name="gr2" draw:text-style-name="P157" svg:width="0.003cm" svg:height="0.02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    </table:table-cell>
          <table:table-cell table:style-name="Таблица1.A1" office:value-type="string">
            <text:p text:style-name="P19" loext:marker-style-name="T50"><text:span text:style-name="T50">03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8">
          <table:table-cell table:style-name="Таблица1.A1" office:value-type="string">
            <text:p text:style-name="P26" loext:marker-style-name="T50"><text:span text:style-name="T50">7</text:span><text:span text:style-name="T50"/></text:p>
          </table:table-cell>
          <table:table-cell table:style-name="Таблица1.A1" office:value-type="string">
            <text:p text:style-name="P44" loext:marker-style-name="T50"><text:span text:style-name="T50">Измерительные методы оценки программ: назначение, условия применения</text:span><text:span text:style-name="T50"/></text:p>
          </table:table-cell>
          <table:table-cell table:style-name="Таблица1.A1" office:value-type="string">
            <text:p text:style-name="P53" loext:marker-style-name="T65"><text:span text:style-name="T50">Научились применять базовые метрики для анализа кода.</text:span><text:span text:style-name="T66"/></text:p>
          </table:table-cell>
          <table:table-cell table:style-name="Таблица1.A1" office:value-type="string">
            <text:p text:style-name="P19" loext:marker-style-name="T50"><text:span text:style-name="T50">04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9">
          <table:table-cell table:style-name="Таблица1.A1" office:value-type="string">
            <text:p text:style-name="P25" loext:marker-style-name="T50"><text:span text:style-name="T50">8</text:span><text:span text:style-name="T50"/></text:p>
          </table:table-cell>
          <table:table-cell table:style-name="Таблица1.A1" office:value-type="string">
            <text:p text:style-name="P7" loext:marker-style-name="T50"><text:span text:style-name="T50">Корректность программ. Эталоны и методы проверки корректности</text:span><text:span text:style-name="T50"/></text:p>
          </table:table-cell>
          <table:table-cell table:style-name="Таблица1.A1" office:value-type="string">
            <text:p text:style-name="P54" loext:marker-style-name="T65"><text:span text:style-name="T50">Освоили основные спецификации корректности и базовые методы проверки корректности.</text:span><text:span text:style-name="T66"/></text:p>
          </table:table-cell>
          <table:table-cell table:style-name="Таблица1.A1" office:value-type="string">
            <text:p text:style-name="P21" loext:marker-style-name="T50"><text:span text:style-name="T50">04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0">
          <table:table-cell table:style-name="Таблица1.A1" office:value-type="string">
            <text:p text:style-name="P26" loext:marker-style-name="T50"><text:span text:style-name="T50">9</text:span><text:span text:style-name="T50"/></text:p>
          </table:table-cell>
          <table:table-cell table:style-name="Таблица1.A1" office:value-type="string">
            <text:p text:style-name="P15" loext:marker-style-name="T50"><text:span text:style-name="T50">Метрики, направления применения метрик. Метрики сложности. </text:span><text:soft-page-break/><text:span text:style-name="T50">Метрики стилистики</text:span><text:span text:style-name="T50"/></text:p>
          </table:table-cell>
          <table:table-cell table:style-name="Таблица1.A1" office:value-type="string">
            <text:p text:style-name="P13" loext:marker-style-name="T50"><text:span text:style-name="T50">Освоили расчет базовых метрик: сложности (цикломатическая) и </text:span><text:soft-page-break/><text:span text:style-name="T50">стилистики (качества кода).</text:span><text:span text:style-name="T50"/></text:p>
            <text:p text:style-name="P51" loext:marker-style-name="T50"/>
          </table:table-cell>
          <table:table-cell table:style-name="Таблица1.A1" office:value-type="string">
            <text:p text:style-name="P19" loext:marker-style-name="T50"><text:span text:style-name="T50">04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1">
          <table:table-cell table:style-name="Таблица1.A1" office:value-type="string">
            <text:p text:style-name="P25" loext:marker-style-name="T50"><text:span text:style-name="T50">10</text:span><text:span text:style-name="T50"/></text:p>
          </table:table-cell>
          <table:table-cell table:style-name="Таблица1.A1" office:value-type="string">
            <text:p text:style-name="P45" loext:marker-style-name="T50"><text:span text:style-name="T50">Исследование программного кода на предмет ошибок и отклонения от алгоритма</text:span><text:span text:style-name="T50"/></text:p>
          </table:table-cell>
          <table:table-cell table:style-name="Таблица1.A1" office:value-type="string">
            <text:p text:style-name="P37" loext:marker-style-name="T50"><text:span text:style-name="T50">Научились анализировать код, выявлять различные типы ошибок, проверять корректность кода</text:span><text:span text:style-name="T50"/></text:p>
          </table:table-cell>
          <table:table-cell table:style-name="Таблица1.A1" office:value-type="string">
            <text:p text:style-name="P21" loext:marker-style-name="T50"><text:span text:style-name="T50">05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2">
          <table:table-cell table:style-name="Таблица1.A1" office:value-type="string">
            <text:p text:style-name="P27" loext:marker-style-name="T65"><text:span text:style-name="T66">11</text:span><text:span text:style-name="T66"/></text:p>
          </table:table-cell>
          <table:table-cell table:style-name="Таблица1.A1" office:value-type="string">
            <text:p text:style-name="P8" loext:marker-style-name="T50"><text:span text:style-name="T50">Программные измерительные мониторы</text:span><text:span text:style-name="T50"/></text:p>
          </table:table-cell>
          <table:table-cell table:style-name="Таблица1.A1" office:value-type="string">
            <text:p text:style-name="P38" loext:marker-style-name="T50"><text:span text:style-name="T50">Научились применять простые инструменты мониторинга (профилировщики, системные утилиты)</text:span><text:span text:style-name="T50"/></text:p>
          </table:table-cell>
          <table:table-cell table:style-name="Таблица1.A1" office:value-type="string">
            <text:p text:style-name="P19" loext:marker-style-name="T50"><text:span text:style-name="T50">05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3">
          <table:table-cell table:style-name="Таблица1.A1" office:value-type="string">
            <text:p text:style-name="P29" loext:marker-style-name="T50"><text:span text:style-name="T50">12</text:span><text:span text:style-name="T50"/></text:p>
          </table:table-cell>
          <table:table-cell table:style-name="Таблица1.A1" office:value-type="string">
            <text:p text:style-name="P9" loext:marker-style-name="T50"><text:span text:style-name="T50">Программные измерительные мониторы</text:span><text:span text:style-name="T50"/></text:p>
          </table:table-cell>
          <table:table-cell table:style-name="Таблица1.A1" office:value-type="string">
            <text:p text:style-name="P39" loext:marker-style-name="T50"><text:span text:style-name="T50">Освоили навык анализа результатов замеров (время выполнения, использование памяти).</text:span><text:span text:style-name="T50"/></text:p>
          </table:table-cell>
          <table:table-cell table:style-name="Таблица1.A1" office:value-type="string">
            <text:p text:style-name="P22" loext:marker-style-name="T50"><text:span text:style-name="T50">05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4">
          <table:table-cell table:style-name="Таблица1.A1" office:value-type="string">
            <text:p text:style-name="P30" loext:marker-style-name="T50"><text:span text:style-name="T50">13</text:span><text:span text:style-name="T50"/></text:p>
          </table:table-cell>
          <table:table-cell table:style-name="Таблица1.A1" office:value-type="string">
            <text:p text:style-name="P55" loext:marker-style-name="T50"><text:span text:style-name="T50">Применение отладчиков и дизассемблера</text:span></text:p>
          </table:table-cell>
          <table:table-cell table:style-name="Таблица1.A1" office:value-type="string">
            <text:p text:style-name="P12" loext:marker-style-name="T50"><text:span text:style-name="T50">Освоить базовые навыки работы с отладчиком для поиска и исправления ошибок в коде.</text:span><text:span text:style-name="T50"/></text:p>
          </table:table-cell>
          <table:table-cell table:style-name="Таблица1.A1" office:value-type="string">
            <text:p text:style-name="P23" loext:marker-style-name="T50"><text:span text:style-name="T50">06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5">
          <table:table-cell table:style-name="Таблица1.A1" office:value-type="string">
            <text:p text:style-name="P30" loext:marker-style-name="T50"><text:span text:style-name="T50">14</text:span><text:span text:style-name="T50"/></text:p>
          </table:table-cell>
          <table:table-cell table:style-name="Таблица1.A1" office:value-type="string">
            <text:p text:style-name="P10" loext:marker-style-name="T50"><text:span text:style-name="T50">Применение отладчиков и дизассемблера</text:span><text:span text:style-name="T50"/></text:p>
          </table:table-cell>
          <table:table-cell table:style-name="Таблица1.A1" office:value-type="string">
            <text:p text:style-name="P49" loext:marker-style-name="T50"><text:span text:style-name="T50">Освоить базовые навыки работы с дизассемблером для различных целей</text:span><text:span text:style-name="T50"/></text:p>
            <text:p text:style-name="P52" loext:marker-style-name="T50"/>
          </table:table-cell>
          <table:table-cell table:style-name="Таблица1.A1" office:value-type="string">
            <text:p text:style-name="P23" loext:marker-style-name="T50"><text:span text:style-name="T50">06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6">
          <table:table-cell table:style-name="Таблица1.A1" office:value-type="string">
            <text:p text:style-name="P28" loext:marker-style-name="T65"><text:span text:style-name="T66">15</text:span><text:span text:style-name="T66"/></text:p>
          </table:table-cell>
          <table:table-cell table:style-name="Таблица1.A1" office:value-type="string">
            <text:p text:style-name="P56" loext:marker-style-name="T50"><text:span text:style-name="T50">Зашита программ от исследования</text:span><text:span text:style-name="T50"/></text:p>
          </table:table-cell>
          <table:table-cell table:style-name="Таблица1.A1" office:value-type="string">
            <text:p text:style-name="P40" loext:marker-style-name="T50"><text:span text:style-name="T50">Ознакомились с методами и технологиями, которые используются для защиты программного обеспечения от анализа и реверс-инжиниринга.</text:span><text:span text:style-name="T50"/></text:p>
          </table:table-cell>
          <table:table-cell table:style-name="Таблица1.A1" office:value-type="string">
            <text:p text:style-name="P22" loext:marker-style-name="T50"><text:span text:style-name="T50">06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8">
          <table:table-cell table:style-name="Таблица1.A1" office:value-type="string">
            <text:p text:style-name="P30" loext:marker-style-name="T50"><text:span text:style-name="T50">16</text:span><text:span text:style-name="T50"/></text:p>
          </table:table-cell>
          <table:table-cell table:style-name="Таблица1.A1" office:value-type="string">
            <text:p text:style-name="P47" loext:marker-style-name="T50"><text:span text:style-name="T50">Зашита программ от исследования</text:span><text:span text:style-name="T50"/></text:p>
          </table:table-cell>
          <table:table-cell table:style-name="Таблица1.A1" office:value-type="string">
            <text:p text:style-name="P41" loext:marker-style-name="T50"><text:span text:style-name="T50">Ознакомились с принципами работы средств защиты: обфускация кода, шифрование, «песочница», а также методами обнаружения и противодействия попыткам анализа.</text:span><text:span text:style-name="T50"/></text:p>
          </table:table-cell>
          <table:table-cell table:style-name="Таблица1.A1" office:value-type="string">
            <text:p text:style-name="P23" loext:marker-style-name="T50"><text:span text:style-name="T50">07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1">
          <table:table-cell table:style-name="Таблица1.A1" office:value-type="string">
            <text:p text:style-name="P28" loext:marker-style-name="T65"><text:span text:style-name="T66">17</text:span><text:span text:style-name="T66"/></text:p>
          </table:table-cell>
          <table:table-cell table:style-name="Таблица1.A1" office:value-type="string">
            <text:p text:style-name="P48" loext:marker-style-name="T50"><text:span text:style-name="T50">Исследование кода вредоносных программ</text:span><text:span text:style-name="T50"/></text:p>
          </table:table-cell>
          <table:table-cell table:style-name="Таблица1.A1" office:value-type="string">
            <text:p text:style-name="P42" loext:marker-style-name="T50"><text:span text:style-name="T50">Ознакомились с правилами безопасности и </text:span><text:soft-page-break/><text:span text:style-name="T50">методами обеспечения безопасности при исследовании кода вредоносных программ</text:span><text:span text:style-name="T50"/></text:p>
          </table:table-cell>
          <table:table-cell table:style-name="Таблица1.A1" office:value-type="string">
            <text:p text:style-name="P22" loext:marker-style-name="T50"><text:span text:style-name="T50">07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  <table:table-row table:style-name="Таблица1.19">
          <table:table-cell table:style-name="Таблица1.A1" office:value-type="string">
            <text:p text:style-name="P30" loext:marker-style-name="T50"><text:span text:style-name="T50">18</text:span><text:span text:style-name="T50"/></text:p>
          </table:table-cell>
          <table:table-cell table:style-name="Таблица1.A1" office:value-type="string">
            <text:p text:style-name="P11" loext:marker-style-name="T50"><text:span text:style-name="T50">Исследование кода вредоносных программ</text:span><text:span text:style-name="T50"/></text:p>
          </table:table-cell>
          <table:table-cell table:style-name="Таблица1.A1" office:value-type="string">
            <text:p text:style-name="P43" loext:marker-style-name="T50"><text:span text:style-name="T50">Изучить методы и инструменты статического и динамического анализа вредоносных программ</text:span><text:span text:style-name="T50"/></text:p>
          </table:table-cell>
          <table:table-cell table:style-name="Таблица1.A1" office:value-type="string">
            <text:p text:style-name="P31" loext:marker-style-name="T50"><text:span text:style-name="T50">07.06</text:span><text:span text:style-name="T50"/></text:p>
          </table:table-cell>
          <table:table-cell table:style-name="Таблица1.A1" office:value-type="string">
            <text:p text:style-name="P50" loext:marker-style-name="T50"/>
          </table:table-cell>
        </table:table-row>
      </table:table>
      <text:p text:style-name="P130" loext:marker-style-name="T24"/>
      <text:p text:style-name="P154"><text:span text:style-name="T67">С</text:span><text:span text:style-name="T68"> </text:span><text:span text:style-name="T67">индивидуальным</text:span><text:span text:style-name="T69"> </text:span><text:span text:style-name="T67">заданием</text:span><text:span text:style-name="T69"> </text:span><text:span text:style-name="T67">ознакомлен: _</text:span><text:span text:style-name="T70"> </text:span><text:span text:style-name="T37">_</text:span><text:span text:style-name="T36"><text:tab/></text:span></text:p>
      <text:p text:style-name="P71">Подпись<text:span text:style-name="T54"> </text:span>обучающегося</text:p>
      <text:p text:style-name="P136" loext:marker-style-name="T2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7" loext:marker-style-name="T22"><text:span text:style-name="T21">Руководитель</text:span><text:span text:style-name="T20"> </text:span><text:span text:style-name="T21">практики</text:span><text:span text:style-name="T16">:</text:span></text:p>
          </table:table-cell>
          <table:table-cell table:style-name="Таблица2.A1" office:value-type="string">
            <text:p text:style-name="P58" loext:marker-style-name="T22"><text:span text:style-name="T23"><text:tab/>Журавлёв Д. Г.</text:span></text:p>
            <text:p text:style-name="P59" loext:marker-style-name="T50"><text:span text:style-name="T50">подпись,</text:span><text:span text:style-name="T49"> </text:span><text:span text:style-name="T50">ФИО</text:span></text:p>
          </table:table-cell>
        </table:table-row>
      </table:table>
      <text:p text:style-name="P133" loext:marker-style-name="T25"/>
      <text:p text:style-name="P131" loext:marker-style-name="T25"/>
      <text:p text:style-name="P143" loext:marker-style-name="T39"/>
      <text:h text:style-name="P61" text:outline-level="1"><text:span text:style-name="T34">Оценка</text:span><text:span text:style-name="T3"> </text:span><text:span text:style-name="T34">результатов</text:span><text:span text:style-name="T3"> </text:span><text:span text:style-name="T57">прохождения</text:span><text:span text:style-name="T3"> </text:span><text:span text:style-name="T57">практики</text:span><text:span text:style-name="T72"> </text:span><text:span text:style-name="T1">руководителем</text:span><text:span text:style-name="T5"> </text:span><text:span text:style-name="T1">практики</text:span><text:span text:style-name="T73"> </text:span><text:span text:style-name="T1">от</text:span><text:span text:style-name="T3"> </text:span><text:span text:style-name="T1">университета</text:span></text:h>
      <text:p text:style-name="P151" loext:marker-style-name="T59"/>
      <text:p text:style-name="P69" loext:marker-style-name="T74"><text:span text:style-name="T74">Сроки</text:span><text:span text:style-name="T75"> </text:span><text:span text:style-name="T74">проведения</text:span><text:span text:style-name="T76"> </text:span><text:span text:style-name="T74">практики,</text:span><text:span text:style-name="T77"> </text:span><text:span text:style-name="T74">а</text:span><text:span text:style-name="T76"> </text:span><text:span text:style-name="T74">также</text:span><text:span text:style-name="T78"> </text:span><text:span text:style-name="T74">ее</text:span><text:span text:style-name="T75"> </text:span><text:span text:style-name="T74">содержание</text:span><text:span text:style-name="T76"> </text:span><text:span text:style-name="T74">и</text:span><text:span text:style-name="T75"> </text:span><text:span text:style-name="T74">результаты</text:span><text:span text:style-name="T78"> </text:span><text:span text:style-name="T74">соответствуют</text:span><text:span text:style-name="T79"> </text:span><text:span text:style-name="T74">требованиям,</text:span><text:span text:style-name="T80"> </text:span><text:span text:style-name="T74">установленным</text:span><text:span text:style-name="T81"> </text:span><text:span text:style-name="T74">ППССЗ.</text:span></text:p>
      <text:p text:style-name="P149" loext:marker-style-name="T58"/>
      <text:p text:style-name="P155" loext:marker-style-name="T85"/>
      <text:p text:style-name="P72" loext:marker-style-name="T74"><text:span text:style-name="T82">Оценка</text:span><text:span text:style-name="T83"> </text:span><text:span text:style-name="T84"><text:s/><text:tab/></text:span></text:p>
      <text:h text:style-name="P62" text:outline-level="1" loext:marker-style-name="T86"><text:span text:style-name="T61">Подпись</text:span><text:span text:style-name="T7"> </text:span><text:span text:style-name="T52">руководителя</text:span><text:span text:style-name="T5"> </text:span><text:span text:style-name="T38"><text:s/><text:tab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65cm" fo:margin-top="0.157cm" fo:margin-bottom="0cm" style:contextual-spacing="false" fo:text-indent="-0.199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2cm" fo:margin-top="0.131cm" fo:margin-bottom="0cm" style:contextual-spacing="false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itle" style:family="paragraph" style:parent-style-name="Standard" style:class="chapter">
      <style:paragraph-properties fo:margin-left="0.52cm" fo:margin-right="0.157cm" fo:margin-top="0.132cm" fo:margin-bottom="0cm" style:contextual-spacing="false"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4%"/>
      <style:text-properties fo:font-size="10pt" style:font-size-asian="10pt"/>
    </style:style>
    <style:style style:name="MP2" style:family="paragraph" style:parent-style-name="Frame_20_contents">
      <style:paragraph-properties fo:margin-left="0.106cm" fo:margin-top="0.025cm" fo:margin-bottom="0cm" style:contextual-spacing="false"/>
      <style:text-properties fo:color="#000000" loext:opacity="100%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8pt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8cm" fo:min-width="0.35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834cm" fo:margin-bottom="0.494cm" fo:margin-left="0.882cm" fo:margin-right="0.4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76cm" fo:margin-bottom="1.963cm" fo:margin-left="0.882cm" fo:margin-right="0.494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787cm" fo:margin-bottom="1.963cm" fo:margin-left="0.882cm" fo:margin-right="0.49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cm" fo:margin-left="0cm" fo:margin-right="0cm" fo:margin-top="0.22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 loext:marker-style-name="MT1"><draw:custom-shape text:anchor-type="char" draw:z-index="3" draw:name="Text Box 1" draw:style-name="Mgr1" draw:text-style-name="MP3" svg:width="0.355cm" svg:height="0.387cm" svg:x="10.7cm" svg:y="27.351cm"><text:p text:style-name="MP2" loext:marker-style-name="MT2"><text:page-number text:select-page="current">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3" draw:style-name="Mdp1">
      <style:footer>
        <text:p text:style-name="MP1" loext:marker-style-name="MT1"><draw:custom-shape text:anchor-type="char" draw:z-index="4" draw:name="Text Box 2" draw:style-name="Mgr1" draw:text-style-name="MP3" svg:width="0.355cm" svg:height="0.387cm" svg:x="10.7cm" svg:y="27.351cm"><text:p text:style-name="MP2" loext:marker-style-name="MT2"><text:page-number text:select-page="current">5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3" style:page-layout-name="Mpm4" draw:style-name="Mdp1" style:next-style-name="Converted2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3:44:00</meta:creation-date>
    <meta:initial-creator>Р. Р. Погосян</meta:initial-creator>
    <dc:language>ru-RU</dc:language>
    <dc:date>2025-06-07T10:24:52.114309894</dc:date>
    <meta:editing-cycles>11</meta:editing-cycles>
    <meta:editing-duration>PT2H11M22S</meta:editing-duration>
    <meta:generator>LibreOffice/7.6.4.1$Linux_X86_64 LibreOffice_project/60$Build-1</meta:generator>
    <meta:document-statistic meta:table-count="2" meta:image-count="0" meta:object-count="0" meta:page-count="5" meta:paragraph-count="105" meta:word-count="461" meta:character-count="3858" meta:non-whitespace-character-count="3483"/>
    <meta:user-defined meta:name="AppVersion">15.0000</meta:user-defined>
    <meta:user-defined meta:name="Company">HP</meta:user-defined>
    <meta:user-defined meta:name="Created" meta:value-type="date">2024-06-03T00:00:00</meta:user-defined>
    <meta:user-defined meta:name="Creator">Microsoft® Word 2019</meta:user-defined>
    <meta:user-defined meta:name="LastSaved" meta:value-type="date">2024-06-13T00:00:00</meta:user-defined>
    <meta:template xlink:type="simple" xlink:actuate="onRequest" xlink:title="Normal" xlink:href=""/>
  </office:meta>
</office:document-meta>
</file>